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3-4)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Southeast Mo. St. (5-2)</text:p>
          </table:table-cell>
          <table:table-cell office:value-type="string">
            <text:p>14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4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-.04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3</text:p>
          </table:table-cell>
          <table:table-cell office:value-type="string">
            <text:p>.391</text:p>
          </table:table-cell>
        </table:table-row>
        <table:table-row>
          <table:table-cell office:value-type="string">
            <text:p>Southeast Mo.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.09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45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.71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455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bby Knoop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28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4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15</text:p>
          </table:table-cell>
          <table:table-cell office:value-type="string">
            <text:p>135</text:p>
          </table:table-cell>
          <table:table-cell office:value-type="string">
            <text:p>.274</text:p>
          </table:table-cell>
          <table:table-cell office:value-type="string">
            <text:p>50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5.0</text:p>
          </table:table-cell>
        </table:table-row>
      </table:table>
      <table:table table:name="Sheet 3">
        <table:table-row>
          <table:table-cell office:value-type="string">
            <text:p>Southeast Mo.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ORNOFF, Keegan 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3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WEHRHEIM, Ann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GEARRING, Krissa 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ION, All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ILBRUCK, Haley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BERNS, Krista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UHLMANN, Mikayla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28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BAJARE, Madara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HENKELMAN, Alli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CLARKE, Nzingha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28</text:p>
          </table:table-cell>
          <table:table-cell office:value-type="string">
            <text:p>.6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8</text:p>
          </table:table-cell>
          <table:table-cell office:value-type="string">
            <text:p>17</text:p>
          </table:table-cell>
          <table:table-cell office:value-type="string">
            <text:p>138</text:p>
          </table:table-cell>
          <table:table-cell office:value-type="string">
            <text:p>.370</text:p>
          </table:table-cell>
          <table:table-cell office:value-type="string">
            <text:p>62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56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